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gr1" style:family="graphic" style:parent-style-name="standard">
      <style:graphic-properties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r6" style:family="presentation" style:parent-style-name="Default-subtitle" style:list-style-name="L2">
      <style:graphic-properties draw:fill-color="#ffffff" draw:auto-grow-height="true" fo:min-height="13.86cm"/>
    </style:style>
    <style:style style:name="pr7" style:family="presentation" style:parent-style-name="Default-subtitle">
      <style:graphic-properties draw:fill-color="#ffffff" fo:min-height="19.62cm"/>
    </style:style>
    <style:style style:name="pr8" style:family="presentation" style:parent-style-name="Default-subtitle">
      <style:graphic-properties draw:fill-color="#ffffff" draw:auto-grow-height="true" fo:min-height="17.5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3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1.2cm" fo:margin-right="0cm" fo:text-align="center" fo:text-indent="-0.6cm"/>
    </style:style>
    <style:style style:name="P8" style:family="paragraph">
      <style:paragraph-properties fo:margin-left="0cm" fo:margin-right="0cm" fo:text-indent="0cm"/>
      <style:text-properties fo:font-size="4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16pt"/>
    </style:style>
    <style:style style:name="P11" style:family="paragraph">
      <style:paragraph-properties fo:margin-left="0cm" fo:margin-right="0cm" fo:text-align="start" fo:text-indent="0cm"/>
      <style:text-properties fo:font-size="20pt"/>
    </style:style>
    <style:style style:name="P12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12pt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family="'Bitstream Vera Sans'" style:font-family-generic="swiss" style:font-pitch="variable" fo:font-size="36pt"/>
    </style:style>
    <style:style style:name="T3" style:family="text">
      <style:text-properties fo:font-family="'Bitstream Vera Sans'" style:font-family-generic="swiss" style:font-pitch="variable" fo:font-size="26pt"/>
    </style:style>
    <style:style style:name="T4" style:family="text">
      <style:text-properties fo:font-family="'Bitstream Vera Sans'" style:font-family-generic="swiss" style:font-pitch="variable" fo:font-size="48pt"/>
    </style:style>
    <style:style style:name="T5" style:family="text">
      <style:text-properties fo:font-family="'Bitstream Vera Sans Mono'" style:font-family-generic="modern" style:font-pitch="fixed" fo:font-size="16pt"/>
    </style:style>
    <style:style style:name="T6" style:family="text">
      <style:text-properties fo:font-family="'Bitstream Vera Sans'" style:font-family-generic="swiss" style:font-pitch="variable" fo:font-size="20pt"/>
    </style:style>
    <style:style style:name="T7" style:family="text">
      <style:text-properties fo:font-family="'Bitstream Vera Sans Mono'" style:font-family-generic="modern" style:font-pitch="fixed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Warm–up questions</text:span></text:p>
          </draw:text-box>
        </draw:frame>
        <draw:frame presentation:style-name="pr2" draw:text-style-name="P4" draw:layer="layout" svg:width="25.199cm" svg:height="13.609cm" svg:x="1.27cm" svg:y="5.0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What is the most appropriate data type to represent the following quantities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<text:s text:c="12"/></text:span><text:span text:style-name="T3">a) Your grade point avera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<text:s text:c="12"/></text:span><text:span text:style-name="T3">b) How many students go to Pit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<text:s text:c="12"/></text:span><text:span text:style-name="T3">c) Your middle initial <text:s text:c="6"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<text:s text:c="12"/></text:span><text:span text:style-name="T3">d) A city nam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<text:s text:c="12"/></text:span><text:span text:style-name="T3">e) <text:s/></text:span></text:p>
                  </text:list-item>
                </text:list>
              </text:list-item>
            </text:list>
          </draw:text-box>
        </draw:frame>
        <draw:frame draw:style-name="gr1" draw:layer="layout" svg:width="0.2cm" svg:height="0.482cm" svg:x="12.985cm" svg:y="9.9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764cm" svg:height="0.952cm" svg:x="6.856cm" svg:y="16.19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6" draw:layer="layout" svg:width="25.199cm" svg:height="3.507cm" svg:x="1.4cm" svg:y="0.837cm" presentation:class="title" presentation:user-transformed="true">
          <draw:text-box>
            <text:p text:style-name="P1"><text:span text:style-name="T1">Random value</text:span></text:p>
          </draw:text-box>
        </draw:frame>
        <draw:frame presentation:style-name="pr5" draw:text-style-name="P8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4">Math.random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6" draw:layer="layout" svg:width="25.199cm" svg:height="3.507cm" svg:x="1.4cm" svg:y="0.837cm" presentation:class="title" presentation:user-transformed="true">
          <draw:text-box>
            <text:p text:style-name="P1"><text:span text:style-name="T1">Random value</text:span></text:p>
          </draw:text-box>
        </draw:frame>
        <draw:frame presentation:style-name="pr5" draw:text-style-name="P8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4">Math.random()*1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6" draw:layer="layout" svg:width="25.199cm" svg:height="3.507cm" svg:x="1.4cm" svg:y="0.837cm" presentation:class="title" presentation:user-transformed="true">
          <draw:text-box>
            <text:p text:style-name="P1"><text:span text:style-name="T1">Random value</text:span></text:p>
          </draw:text-box>
        </draw:frame>
        <draw:frame presentation:style-name="pr5" draw:text-style-name="P8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4">(int)(Math.random()*10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6" draw:layer="layout" svg:width="25.199cm" svg:height="3.507cm" svg:x="1.4cm" svg:y="0.837cm" presentation:class="title" presentation:user-transformed="true">
          <draw:text-box>
            <text:p text:style-name="P1"><text:span text:style-name="T1">Random value</text:span></text:p>
          </draw:text-box>
        </draw:frame>
        <draw:frame presentation:style-name="pr5" draw:text-style-name="P8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4">(int)(Math.random()*100)+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1">Average program</text:span></text:p>
          </draw:text-box>
        </draw:frame>
        <draw:frame presentation:style-name="pr6" draw:text-style-name="P7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7"><text:span text:style-name="T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1">switch – case analysis</text:span></text:p>
          </draw:text-box>
        </draw:frame>
        <draw:frame presentation:style-name="pr5" draw:text-style-name="P10" draw:layer="layout" svg:width="25.199cm" svg:height="13.86cm" svg:x="1.4cm" svg:y="4.914cm" presentation:class="subtitle" presentation:user-transformed="true">
          <draw:text-box>
            <text:p text:style-name="P9"><text:span text:style-name="T5">public class SwitchDemo {</text:span></text:p>
            <text:p text:style-name="P9"><text:span text:style-name="T5"><text:s text:c="4"/></text:span><text:span text:style-name="T5">public static void main(String[] args) {</text:span></text:p>
            <text:p text:style-name="P9"><text:span text:style-name="T5"/></text:p>
            <text:p text:style-name="P9"><text:span text:style-name="T5"><text:s text:c="8"/></text:span><text:span text:style-name="T5">int month = 8;</text:span></text:p>
            <text:p text:style-name="P9"><text:span text:style-name="T5"><text:s text:c="8"/></text:span><text:span text:style-name="T5">switch (month) {</text:span></text:p>
            <text:p text:style-name="P9"><text:span text:style-name="T5"><text:s text:c="12"/></text:span><text:span text:style-name="T5">case 1: <text:s/>System.out.println("January"); break;</text:span></text:p>
            <text:p text:style-name="P9"><text:span text:style-name="T5"><text:s text:c="12"/></text:span><text:span text:style-name="T5">case 2: <text:s/>System.out.println("February"); break;</text:span></text:p>
            <text:p text:style-name="P9"><text:span text:style-name="T5"><text:s text:c="12"/></text:span><text:span text:style-name="T5">case 3: <text:s/>System.out.println("March"); break;</text:span></text:p>
            <text:p text:style-name="P9"><text:span text:style-name="T5"><text:s text:c="12"/></text:span><text:span text:style-name="T5">case 4: <text:s/>System.out.println("April"); break;</text:span></text:p>
            <text:p text:style-name="P9"><text:span text:style-name="T5"><text:s text:c="12"/></text:span><text:span text:style-name="T5">case 5: <text:s/>System.out.println("May"); break;</text:span></text:p>
            <text:p text:style-name="P9"><text:span text:style-name="T5"><text:s text:c="12"/></text:span><text:span text:style-name="T5">case 6: <text:s/>System.out.println("June"); break;</text:span></text:p>
            <text:p text:style-name="P9"><text:span text:style-name="T5"><text:s text:c="12"/></text:span><text:span text:style-name="T5">case 7: <text:s/>System.out.println("July"); break;</text:span></text:p>
            <text:p text:style-name="P9"><text:span text:style-name="T5"><text:s text:c="12"/></text:span><text:span text:style-name="T5">case 8: <text:s/>System.out.println("August"); break;</text:span></text:p>
            <text:p text:style-name="P9"><text:span text:style-name="T5"><text:s text:c="12"/></text:span><text:span text:style-name="T5">case 9: <text:s/>System.out.println("September"); break;</text:span></text:p>
            <text:p text:style-name="P9"><text:span text:style-name="T5"><text:s text:c="12"/></text:span><text:span text:style-name="T5">case 10: System.out.println("October"); break;</text:span></text:p>
            <text:p text:style-name="P9"><text:span text:style-name="T5"><text:s text:c="12"/></text:span><text:span text:style-name="T5">case 11: System.out.println("November"); break;</text:span></text:p>
            <text:p text:style-name="P9"><text:span text:style-name="T5"><text:s text:c="12"/></text:span><text:span text:style-name="T5">case 12: System.out.println("December"); break;</text:span></text:p>
            <text:p text:style-name="P9"><text:span text:style-name="T5"><text:s text:c="12"/></text:span><text:span text:style-name="T5">default: System.out.println("Not a month!"); break;</text:span></text:p>
            <text:p text:style-name="P9"><text:span text:style-name="T5"><text:s text:c="8"/></text:span><text:span text:style-name="T5">}</text:span></text:p>
            <text:p text:style-name="P9"><text:span text:style-name="T5"><text:s text:c="4"/></text:span><text:span text:style-name="T5">}</text:span></text:p>
            <text:p text:style-name="P9"><text:span text:style-name="T5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7" draw:text-style-name="P11" draw:layer="layout" svg:width="25.199cm" svg:height="19.62cm" svg:x="1.4cm" svg:y="0.63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6">import tio.*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class Test 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5"/></text:span><text:span text:style-name="T6">int input = Console.in.readInt(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5"/></text:span><text:span text:style-name="T6">int output = 1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5"/></text:span><text:span text:style-name="T6">switch(input) {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0"/></text:span><text:span text:style-name="T6">case 2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4"/></text:span><text:span text:style-name="T6">output = 3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4"/></text:span><text:span text:style-name="T6">break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0"/></text:span><text:span text:style-name="T6">case 3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4"/></text:span><text:span text:style-name="T6">output = 4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0"/></text:span><text:span text:style-name="T6">case 4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4"/></text:span><text:span text:style-name="T6">output = input + 5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0"/></text:span><text:span text:style-name="T6">case 5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4"/></text:span><text:span text:style-name="T6">output = output <text:s/>+ 1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4"/></text:span><text:span text:style-name="T6">break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0"/></text:span><text:span text:style-name="T6">default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14"/></text:span><text:span text:style-name="T6">System.out.println(“Input unknown”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5"/></text:span><text:span text:style-name="T6">}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<text:s text:c="5"/></text:span><text:span text:style-name="T6">System.out.println(“The output is ” + output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6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8" draw:text-style-name="P12" draw:layer="layout" svg:width="25.199cm" svg:height="17.857cm" svg:x="1.4cm" svg:y="1.092cm" presentation:class="subtitle" presentation:user-transformed="true">
          <draw:text-box>
            <text:p text:style-name="P9"><text:span text:style-name="T7">public class SwitchDemo2 {</text:span></text:p>
            <text:p text:style-name="P9"><text:span text:style-name="T7"><text:s text:c="4"/></text:span><text:span text:style-name="T7">public static void main(String[] args) {</text:span></text:p>
            <text:p text:style-name="P9"><text:span text:style-name="T7"/></text:p>
            <text:p text:style-name="P9"><text:span text:style-name="T7"><text:s text:c="8"/></text:span><text:span text:style-name="T7">int month = 2;</text:span></text:p>
            <text:p text:style-name="P9"><text:span text:style-name="T7"><text:s text:c="8"/></text:span><text:span text:style-name="T7">int year = 2000;</text:span></text:p>
            <text:p text:style-name="P9"><text:span text:style-name="T7"><text:s text:c="8"/></text:span><text:span text:style-name="T7">int numDays = 0;</text:span></text:p>
            <text:p text:style-name="P9"><text:span text:style-name="T7"/></text:p>
            <text:p text:style-name="P9"><text:span text:style-name="T7"><text:s text:c="8"/></text:span><text:span text:style-name="T7">switch (month) {</text:span></text:p>
            <text:p text:style-name="P9"><text:span text:style-name="T7"><text:s text:c="12"/></text:span><text:span text:style-name="T7">case 1:</text:span></text:p>
            <text:p text:style-name="P9"><text:span text:style-name="T7"><text:s text:c="12"/></text:span><text:span text:style-name="T7">case 3:</text:span></text:p>
            <text:p text:style-name="P9"><text:span text:style-name="T7"><text:s text:c="12"/></text:span><text:span text:style-name="T7">case 5:</text:span></text:p>
            <text:p text:style-name="P9"><text:span text:style-name="T7"><text:s text:c="12"/></text:span><text:span text:style-name="T7">case 7:</text:span></text:p>
            <text:p text:style-name="P9"><text:span text:style-name="T7"><text:s text:c="12"/></text:span><text:span text:style-name="T7">case 8:</text:span></text:p>
            <text:p text:style-name="P9"><text:span text:style-name="T7"><text:s text:c="12"/></text:span><text:span text:style-name="T7">case 10:</text:span></text:p>
            <text:p text:style-name="P9"><text:span text:style-name="T7"><text:s text:c="12"/></text:span><text:span text:style-name="T7">case 12:</text:span></text:p>
            <text:p text:style-name="P9"><text:span text:style-name="T7"><text:s text:c="16"/></text:span><text:span text:style-name="T7">numDays = 31;</text:span></text:p>
            <text:p text:style-name="P9"><text:span text:style-name="T7"><text:s text:c="16"/></text:span><text:span text:style-name="T7">break;</text:span></text:p>
            <text:p text:style-name="P9"><text:span text:style-name="T7"><text:s text:c="12"/></text:span><text:span text:style-name="T7">case 4:</text:span></text:p>
            <text:p text:style-name="P9"><text:span text:style-name="T7"><text:s text:c="12"/></text:span><text:span text:style-name="T7">case 6:</text:span></text:p>
            <text:p text:style-name="P9"><text:span text:style-name="T7"><text:s text:c="12"/></text:span><text:span text:style-name="T7">case 9:</text:span></text:p>
            <text:p text:style-name="P9"><text:span text:style-name="T7"><text:s text:c="12"/></text:span><text:span text:style-name="T7">case 11:</text:span></text:p>
            <text:p text:style-name="P9"><text:span text:style-name="T7"><text:s text:c="16"/></text:span><text:span text:style-name="T7">numDays = 30;</text:span></text:p>
            <text:p text:style-name="P9"><text:span text:style-name="T7"><text:s text:c="16"/></text:span><text:span text:style-name="T7">break;</text:span></text:p>
            <text:p text:style-name="P9"><text:span text:style-name="T7"><text:s text:c="12"/></text:span><text:span text:style-name="T7">case 2:</text:span></text:p>
            <text:p text:style-name="P9"><text:span text:style-name="T7"><text:s text:c="16"/></text:span><text:span text:style-name="T7">if ( ((year % 4 == 0) &amp;&amp; !(year % 100 == 0)) || (year % 400 == 0) )</text:span></text:p>
            <text:p text:style-name="P9"><text:span text:style-name="T7"><text:s text:c="20"/></text:span><text:span text:style-name="T7">numDays = 29;</text:span></text:p>
            <text:p text:style-name="P9"><text:span text:style-name="T7"><text:s text:c="16"/></text:span><text:span text:style-name="T7">else</text:span></text:p>
            <text:p text:style-name="P9"><text:span text:style-name="T7"><text:s text:c="20"/></text:span><text:span text:style-name="T7">numDays = 28;</text:span></text:p>
            <text:p text:style-name="P9"><text:span text:style-name="T7"><text:s text:c="16"/></text:span><text:span text:style-name="T7">break;</text:span></text:p>
            <text:p text:style-name="P9"><text:span text:style-name="T7"><text:s text:c="12"/></text:span><text:span text:style-name="T7">default:</text:span></text:p>
            <text:p text:style-name="P9"><text:span text:style-name="T7"><text:s text:c="16"/></text:span><text:span text:style-name="T7">numDays = 0;</text:span></text:p>
            <text:p text:style-name="P9"><text:span text:style-name="T7"><text:s text:c="16"/></text:span><text:span text:style-name="T7">break;</text:span></text:p>
            <text:p text:style-name="P9"><text:span text:style-name="T7"><text:s text:c="8"/></text:span><text:span text:style-name="T7">}</text:span></text:p>
            <text:p text:style-name="P9"><text:span text:style-name="T7"><text:s text:c="8"/></text:span><text:span text:style-name="T7">System.out.println("Number of Days = " + numDays);</text:span></text:p>
            <text:p text:style-name="P9"><text:span text:style-name="T7"><text:s text:c="4"/></text:span><text:span text:style-name="T7">}</text:span></text:p>
            <text:p text:style-name="P9"><text:span text:style-name="T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meta:creation-date>2005-10-04T16:38:08</meta:creation-date>
    <dc:creator>Michal Valko</dc:creator>
    <dc:date>2005-10-04T18:01:27</dc:date>
    <dc:language>en-US</dc:language>
    <meta:editing-cycles>15</meta:editing-cycles>
    <meta:editing-duration>PT1H0M35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

<file path=Object 2/content.xml><?xml version="1.0" encoding="utf-8"?>
<!DOCTYPE math  PUBLIC '-//OpenOffice.org//DTD Modified W3C MathML 1.01//EN'  'math.dtd'>
<math:math xmlns:math="http://www.w3.org/1998/Math/MathML"/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</math:mo>
    <math:annotation math:encoding="StarMath 5.0">%pi</math:annotation>
  </math:semantics>
</math:math>
</file>